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fo:background-color="#cc99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fo:border-bottom="0.74pt solid #000000" fo:background-color="#cc99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fo:margin-left="0.139in" style:writing-mode="page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cc00" fo:padding="0.028in"/>
    </style:style>
    <style:style style:name="ce8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3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0</text:p>
          </table:table-cell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4</text:p>
          </table:table-cell>
          <table:table-cell/>
          <table:table-cell table:number-matrix-columns-spanned="1" table:number-matrix-rows-spanned="15" table:formula="of:=IFERROR(INDEX([.$B$2:.$B$16];SMALL(IF([.$E$2]=[.A2:.A16];ROW([.B2:.B16])-1;&quot;&quot;);ROW()-5));&quot;&quot;)" office:value-type="string" office:string-value="R1" calcext:value-type="string">
            <text:p>R1</text:p>
          </table:table-cell>
          <table:table-cell table:number-matrix-columns-spanned="1" table:number-matrix-rows-spanned="15" table:formula="of:=IF(ISERR(INDEX([.$B$2:.$B$16];SMALL(IF([.$E$2]=[.A2:.A16];ROW([.B2:.B16])-1;&quot;&quot;);ROW()-5)));&quot;&quot;;INDEX([.$B$2:.$B$16];SMALL(IF([.$E$2]=[.A2:.A16];ROW([.B2:.B16])-1;&quot;&quot;);ROW()-5)))" office:value-type="string" office:string-value="R1" calcext:value-type="string">
            <text:p>R1</text:p>
          </table:table-cell>
          <table:table-cell table:style-name="ce8" table:number-matrix-columns-spanned="1" table:number-matrix-rows-spanned="1" table:formula="of:=IFERROR(INDEX([.$B$2:.$B$16];SMALL(IF([.$E$2]=[.$A$2:.$A$16];ROW([.$B$2:.$B$16])-1;&quot;&quot;);ROW()-5));&quot;&quot;)" office:value-type="string" office:string-value="R1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5</text:p>
          </table:table-cell>
          <table:table-cell/>
          <table:table-cell office:value-type="string" office:string-value="R6" calcext:value-type="string">
            <text:p>R6</text:p>
          </table:table-cell>
          <table:table-cell office:value-type="string" office:string-value="R6" calcext:value-type="string">
            <text:p>R6</text:p>
          </table:table-cell>
          <table:table-cell table:style-name="ce8" table:number-matrix-columns-spanned="1" table:number-matrix-rows-spanned="1" table:formula="of:=IFERROR(INDEX([.$B$2:.$B$16];SMALL(IF([.$E$2]=[.$A$2:.$A$16];ROW([.$B$2:.$B$16])-1;&quot;&quot;);ROW()-5));&quot;&quot;)" office:value-type="string" office:string-value="R6" calcext:value-type="string">
            <text:p>R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6</text:p>
          </table:table-cell>
          <table:table-cell/>
          <table:table-cell office:value-type="string" office:string-value="R7" calcext:value-type="string">
            <text:p>R7</text:p>
          </table:table-cell>
          <table:table-cell office:value-type="string" office:string-value="R7" calcext:value-type="string">
            <text:p>R7</text:p>
          </table:table-cell>
          <table:table-cell table:style-name="ce8" table:number-matrix-columns-spanned="1" table:number-matrix-rows-spanned="1" table:formula="of:=IFERROR(INDEX([.$B$2:.$B$16];SMALL(IF([.$E$2]=[.$A$2:.$A$16];ROW([.$B$2:.$B$16])-1;&quot;&quot;);ROW()-5));&quot;&quot;)" office:value-type="string" office:string-value="R7" calcext:value-type="string">
            <text:p>R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7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4"/>
          <table:table-cell table:style-name="ce8" table:number-matrix-columns-spanned="1" table:number-matrix-rows-spanned="1" table:formula="of:=IFERROR(INDEX([.$B$2:.$B$16];SMALL(IF([.$E$2]=[.$A$2:.$A$16];ROW([.$B$2:.$B$16])-1;&quot;&quot;);ROW()-5));&quot;&quot;)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4"/>
          <table:table-cell table:style-name="ce8" table:number-matrix-columns-spanned="1" table:number-matrix-rows-spanned="1" table:formula="of:=IFERROR(INDEX([.$B$2:.$B$16];SMALL(IF([.$E$2]=[.$A$2:.$A$16];ROW([.$B$2:.$B$16])-1;&quot;&quot;);ROW()-5));&quot;&quot;)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9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4"/>
          <table:table-cell table:style-name="ce8" table:number-matrix-columns-spanned="1" table:number-matrix-rows-spanned="1" table:formula="of:=IFERROR(INDEX([.$B$2:.$B$16];SMALL(IF([.$E$2]=[.$A$2:.$A$16];ROW([.$B$2:.$B$16])-1;&quot;&quot;);ROW()-5));&quot;&quot;)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0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4"/>
          <table:table-cell table:style-name="ce8" table:number-matrix-columns-spanned="1" table:number-matrix-rows-spanned="1" table:formula="of:=IFERROR(INDEX([.$B$2:.$B$16];SMALL(IF([.$E$2]=[.$A$2:.$A$16];ROW([.$B$2:.$B$16])-1;&quot;&quot;);ROW()-5));&quot;&quot;)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1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4"/>
          <table:table-cell table:style-name="ce8" table:number-matrix-columns-spanned="1" table:number-matrix-rows-spanned="1" table:formula="of:=IFERROR(INDEX([.$B$2:.$B$16];SMALL(IF([.$E$2]=[.$A$2:.$A$16];ROW([.$B$2:.$B$16])-1;&quot;&quot;);ROW()-5));&quot;&quot;)"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2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3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4</text:p>
          </table:table-cell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/>
          <table:table-cell>
            <text:p/>
          </table:table-cell>
          <table:table-cell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he" number:country="IL">‎₪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he" number:country="IL">‎₪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р.</number:text>
    </number:number-style>
    <number:number-style style:name="N127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5P0" style:volatile="true"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0" number:min-decimal-places="0" number:min-integer-digits="1" number:grouping="true"/>
      <number:text>р. </number:text>
    </number:number-style>
    <number:number-style style:name="N138P1" style:volatile="true">
      <number:number number:decimal-places="0" number:min-decimal-places="0" number:min-integer-digits="1" number:grouping="true"/>
      <number:text>р. </number:text>
    </number:number-style>
    <number:number-style style:name="N138P2" style:volatile="true">
      <number:text>-р.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text>-</number:text>
      <number:number number:decimal-places="0" number:min-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number:min-decimal-places="2" number:min-integer-digits="1" number:grouping="true"/>
      <number:text>р. </number:text>
    </number:number-style>
    <number:number-style style:name="N144P1" style:volatile="true">
      <number:number number:decimal-places="2" number:min-decimal-places="2" number:min-integer-digits="1" number:grouping="true"/>
      <number:text>р. </number:text>
    </number:number-style>
    <number:number-style style:name="N144P2" style:volatile="true">
      <number:text>-</number:text>
      <number:number number:decimal-places="0" number:min-decimal-places="0" number:min-integer-digits="0"/>
      <number:text>р.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0P0" style:volatile="true">
      <number:number number:decimal-places="0" number:min-decimal-places="0" number:min-integer-digits="1" number:grouping="true"/>
      <number:text> kr</number:text>
    </number:number-style>
    <number:number-style style:name="N15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kr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kr</number:text>
    </number:number-style>
    <number:number-style style:name="N15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kr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54P0"/>
    </number:number-style>
    <number:number-style style:name="N157P0" style:volatile="true">
      <number:number number:decimal-places="0" number:min-decimal-places="0" number:min-integer-digits="1" number:grouping="true"/>
      <number:text> kr </number:text>
    </number:number-style>
    <number:number-style style:name="N157P1" style:volatile="true">
      <number:number number:decimal-places="0" number:min-decimal-places="0" number:min-integer-digits="1" number:grouping="true"/>
      <number:text> kr </number:text>
    </number:number-style>
    <number:number-style style:name="N157P2" style:volatile="true">
      <number:text>- k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0" number:min-decimal-places="0" number:min-integer-digits="1" number:grouping="true"/>
      <number:text>     </number:text>
    </number:number-style>
    <number:number-style style:name="N160P1" style:volatile="true">
      <number:number number:decimal-places="0" number:min-decimal-places="0" number:min-integer-digits="1" number:grouping="true"/>
      <number:text>     </number:text>
    </number:number-style>
    <number:number-style style:name="N160P2" style:volatile="true">
      <number:text>-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number:min-decimal-places="2" number:min-integer-digits="1" number:grouping="true"/>
      <number:text> kr </number:text>
    </number:number-style>
    <number:number-style style:name="N163P1" style:volatile="true">
      <number:number number:decimal-places="2" number:min-decimal-places="2" number:min-integer-digits="1" number:grouping="true"/>
      <number:text> kr </number:text>
    </number:number-style>
    <number:number-style style:name="N163P2" style:volatile="true">
      <number:text>-</number:text>
      <number:number number:decimal-places="0" number:min-decimal-places="0" number:min-integer-digits="0"/>
      <number:text> kr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2" number:min-decimal-places="2" number:min-integer-digits="1" number:grouping="true"/>
      <number:text>     </number:text>
    </number:number-style>
    <number:number-style style:name="N166P1" style:volatile="true">
      <number:number number:decimal-places="2" number:min-decimal-places="2" number:min-integer-digits="1" number:grouping="true"/>
      <number:text>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currency-style style:name="N169">
      <number:currency-symbol number:language="en" number:country="AU">$</number:currency-symbol>
      <number:number number:decimal-places="2" number:min-decimal-places="2" number:min-integer-digits="1" number:grouping="true"/>
    </number:currency-style>
    <number:date-style style:name="N17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72P0" style:volatile="true">
      <number:text>$</number:text>
      <number:number number:decimal-places="0" number:min-decimal-places="0" number:min-integer-digits="1" number:grouping="true"/>
    </number:number-style>
    <number:number-style style:name="N172">
      <number:text>-$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decimal-places="2" number:min-integer-digits="1" number:grouping="true"/>
    </number:number-style>
    <number:number-style style:name="N175">
      <number:text>-$</number:text>
      <number:number number:decimal-places="2" number:min-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number number:decimal-places="0" number:min-decimal-places="0" number:min-integer-digits="1" number:grouping="true"/>
      <number:text> </number:text>
    </number:number-style>
    <number:number-style style:name="N179P2" style:volatile="true"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2" number:min-decimal-places="2" number:min-integer-digits="1" number:grouping="true"/>
      <number:text> </number:text>
    </number:number-style>
    <number:number-style style:name="N182P1" style:volatile="true"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4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8:13:35.93470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26T17:33:18.301287514</meta:creation-date>
    <dc:date>2020-06-26T18:15:27.068092349</dc:date>
    <meta:editing-duration>PT2M30S</meta:editing-duration>
    <meta:editing-cycles>4</meta:editing-cycles>
    <meta:generator>LibreOfficeDev/7.1.0.0.alpha0$Linux_X86_64 LibreOffice_project/ca4fa1b4145432dfc45e8f2bac2dc921a0f34456</meta:generator>
    <meta:document-statistic meta:table-count="1" meta:cell-count="69" meta:object-count="0"/>
  </office:meta>
</office:document-meta>
</file>